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" svg:font-family="courier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9pt" fo:font-weight="bold" style:font-size-asian="19pt" style:font-weight-asian="bold" style:font-size-complex="19pt" style:font-weight-complex="bold"/>
    </style:style>
    <style:style style:name="P2" style:family="paragraph" style:parent-style-name="Text_20_body">
      <style:text-properties officeooo:rsid="001e95c2" officeooo:paragraph-rsid="001e95c2"/>
    </style:style>
    <style:style style:name="P3" style:family="paragraph" style:parent-style-name="Text_20_body">
      <style:text-properties fo:language="ru" fo:country="RU" officeooo:rsid="002755da" officeooo:paragraph-rsid="002755da"/>
    </style:style>
    <style:style style:name="P4" style:family="paragraph" style:parent-style-name="Text_20_body">
      <style:text-properties officeooo:paragraph-rsid="00328dd6"/>
    </style:style>
    <style:style style:name="P5" style:family="paragraph" style:parent-style-name="Text_20_body">
      <style:text-properties officeooo:rsid="000e7133" officeooo:paragraph-rsid="00328dd6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2" style:master-page-name="">
      <style:paragraph-properties style:page-number="auto"/>
      <style:text-properties officeooo:paragraph-rsid="00328dd6"/>
    </style:style>
    <style:style style:name="P8" style:family="paragraph" style:parent-style-name="Text_20_body" style:list-style-name="L1">
      <style:text-properties officeooo:rsid="000e7133" officeooo:paragraph-rsid="00328dd6"/>
    </style:style>
    <style:style style:name="P9" style:family="paragraph" style:parent-style-name="Text_20_body" style:list-style-name="L2">
      <style:text-properties officeooo:rsid="001a585e" officeooo:paragraph-rsid="001a585e"/>
    </style:style>
    <style:style style:name="P10" style:family="paragraph" style:parent-style-name="Text_20_body" style:list-style-name="L2">
      <style:text-properties officeooo:rsid="001a585e" officeooo:paragraph-rsid="00387361"/>
    </style:style>
    <style:style style:name="P11" style:family="paragraph" style:parent-style-name="Text_20_body" style:list-style-name="L2">
      <style:text-properties officeooo:rsid="001c2d01" officeooo:paragraph-rsid="00387361"/>
    </style:style>
    <style:style style:name="P12" style:family="paragraph" style:parent-style-name="Text_20_body" style:list-style-name="L2">
      <style:text-properties officeooo:rsid="001fb5d8" officeooo:paragraph-rsid="00387361"/>
    </style:style>
    <style:style style:name="P13" style:family="paragraph" style:parent-style-name="Text_20_body" style:list-style-name="L3">
      <style:text-properties officeooo:rsid="001fb5d8" officeooo:paragraph-rsid="0038aae3"/>
    </style:style>
    <style:style style:name="P14" style:family="paragraph" style:parent-style-name="Text_20_body" style:list-style-name="L3">
      <style:text-properties officeooo:paragraph-rsid="00257047"/>
    </style:style>
    <style:style style:name="P15" style:family="paragraph" style:parent-style-name="Text_20_body" style:list-style-name="L3">
      <style:text-properties fo:language="ru" fo:country="RU" officeooo:rsid="0023f70b" officeooo:paragraph-rsid="0023f70b"/>
    </style:style>
    <style:style style:name="P16" style:family="paragraph" style:parent-style-name="Text_20_body" style:list-style-name="L3">
      <style:text-properties fo:language="ru" fo:country="RU" officeooo:rsid="00257047" officeooo:paragraph-rsid="00257047"/>
    </style:style>
    <style:style style:name="P17" style:family="paragraph" style:parent-style-name="Text_20_body" style:list-style-name="L4">
      <style:text-properties fo:language="ru" fo:country="RU" officeooo:rsid="0026f133" officeooo:paragraph-rsid="0026f133"/>
    </style:style>
    <style:style style:name="P18" style:family="paragraph" style:parent-style-name="Text_20_body" style:list-style-name="L4">
      <style:text-properties fo:language="ru" fo:country="RU" officeooo:rsid="0026f133" officeooo:paragraph-rsid="002755da"/>
    </style:style>
    <style:style style:name="P19" style:family="paragraph" style:parent-style-name="Text_20_body" style:list-style-name="L4">
      <style:text-properties fo:language="ru" fo:country="RU" officeooo:rsid="00392e45" officeooo:paragraph-rsid="00392e45"/>
    </style:style>
    <style:style style:name="P20" style:family="paragraph" style:parent-style-name="Text_20_body" style:list-style-name="L4">
      <style:text-properties fo:language="ru" fo:country="RU" officeooo:rsid="00392e45" officeooo:paragraph-rsid="003dd278"/>
    </style:style>
    <style:style style:name="P21" style:family="paragraph" style:parent-style-name="Text_20_body" style:list-style-name="L4">
      <style:text-properties fo:language="ru" fo:country="RU" officeooo:rsid="0028c110" officeooo:paragraph-rsid="002b96da"/>
    </style:style>
    <style:style style:name="P22" style:family="paragraph" style:parent-style-name="Text_20_body" style:list-style-name="L4">
      <style:text-properties fo:language="ru" fo:country="RU" officeooo:rsid="0028c110" officeooo:paragraph-rsid="0028c110"/>
    </style:style>
    <style:style style:name="P23" style:family="paragraph" style:parent-style-name="Text_20_body" style:list-style-name="L4">
      <style:text-properties fo:language="ru" fo:country="RU" officeooo:rsid="0028c110" officeooo:paragraph-rsid="002a5fe2"/>
    </style:style>
    <style:style style:name="P24" style:family="paragraph" style:parent-style-name="Text_20_body" style:list-style-name="L4">
      <style:text-properties fo:language="ru" fo:country="RU" officeooo:rsid="0028c110" officeooo:paragraph-rsid="003ec97c"/>
    </style:style>
    <style:style style:name="P25" style:family="paragraph" style:parent-style-name="Text_20_body" style:list-style-name="L4">
      <style:text-properties fo:language="ru" fo:country="RU" officeooo:rsid="0030049d" officeooo:paragraph-rsid="0030049d"/>
    </style:style>
    <style:style style:name="P26" style:family="paragraph" style:parent-style-name="Text_20_body" style:list-style-name="L4">
      <style:text-properties fo:language="ru" fo:country="RU" officeooo:rsid="002b96da" officeooo:paragraph-rsid="002b96da"/>
    </style:style>
    <style:style style:name="P27" style:family="paragraph" style:parent-style-name="Text_20_body" style:list-style-name="L4">
      <style:text-properties fo:language="ru" fo:country="RU" officeooo:rsid="002b96da" officeooo:paragraph-rsid="002c4146"/>
    </style:style>
    <style:style style:name="P28" style:family="paragraph" style:parent-style-name="Text_20_body" style:list-style-name="L4">
      <style:text-properties fo:language="ru" fo:country="RU" officeooo:rsid="003ec97c" officeooo:paragraph-rsid="003ec97c" fo:background-color="#ffff00"/>
    </style:style>
    <style:style style:name="P29" style:family="paragraph" style:parent-style-name="Text_20_body" style:list-style-name="L4">
      <style:text-properties fo:language="ru" fo:country="RU" officeooo:rsid="002c4146" officeooo:paragraph-rsid="002c4146"/>
    </style:style>
    <style:style style:name="P30" style:family="paragraph" style:parent-style-name="Text_20_body" style:list-style-name="L4">
      <style:text-properties fo:language="ru" fo:country="RU" officeooo:rsid="003dd278" officeooo:paragraph-rsid="003dd278"/>
    </style:style>
    <style:style style:name="P31" style:family="paragraph" style:parent-style-name="Text_20_body" style:list-style-name="L4">
      <style:text-properties fo:language="ru" fo:country="RU" officeooo:rsid="002755da" officeooo:paragraph-rsid="0028c110"/>
    </style:style>
    <style:style style:name="P32" style:family="paragraph" style:parent-style-name="Text_20_body" style:list-style-name="L4">
      <style:text-properties fo:language="ru" fo:country="RU" officeooo:rsid="002755da" officeooo:paragraph-rsid="002755da"/>
    </style:style>
    <style:style style:name="P33" style:family="paragraph" style:parent-style-name="Text_20_body" style:list-style-name="L3">
      <style:text-properties officeooo:rsid="0023f70b" officeooo:paragraph-rsid="003acd95"/>
    </style:style>
    <style:style style:name="P34" style:family="paragraph" style:parent-style-name="Text_20_body" style:list-style-name="L4">
      <style:text-properties officeooo:paragraph-rsid="003c65ee"/>
    </style:style>
    <style:style style:name="P35" style:family="paragraph" style:parent-style-name="Text_20_body" style:list-style-name="L4">
      <style:text-properties officeooo:rsid="0026f133" officeooo:paragraph-rsid="0026f133"/>
    </style:style>
    <style:style style:name="P36" style:family="paragraph" style:parent-style-name="Text_20_body" style:list-style-name="L4">
      <style:text-properties officeooo:rsid="0026f133" officeooo:paragraph-rsid="002755da"/>
    </style:style>
    <style:style style:name="P37" style:family="paragraph" style:parent-style-name="Text_20_body" style:list-style-name="L4">
      <style:text-properties officeooo:rsid="002755da" officeooo:paragraph-rsid="0028b3b5"/>
    </style:style>
    <style:style style:name="P38" style:family="paragraph" style:parent-style-name="Text_20_body" style:list-style-name="L4">
      <style:text-properties officeooo:rsid="0028c110" officeooo:paragraph-rsid="0038aae3"/>
    </style:style>
    <style:style style:name="P39" style:family="paragraph" style:parent-style-name="Text_20_body" style:list-style-name="L4">
      <style:text-properties officeooo:rsid="0028c110" officeooo:paragraph-rsid="0028c110"/>
    </style:style>
    <style:style style:name="P40" style:family="paragraph" style:parent-style-name="Text_20_body" style:list-style-name="L4">
      <style:text-properties officeooo:rsid="0028c110" officeooo:paragraph-rsid="002b96da"/>
    </style:style>
    <style:style style:name="P41" style:family="paragraph" style:parent-style-name="Text_20_body" style:list-style-name="L4">
      <style:text-properties officeooo:rsid="0028b3b5" officeooo:paragraph-rsid="0038aae3"/>
    </style:style>
    <style:style style:name="P42" style:family="paragraph" style:parent-style-name="Text_20_body" style:list-style-name="L4">
      <style:text-properties officeooo:rsid="0028b3b5" officeooo:paragraph-rsid="002b96da"/>
    </style:style>
    <style:style style:name="P43" style:family="paragraph" style:parent-style-name="Text_20_body" style:list-style-name="L4">
      <style:text-properties officeooo:rsid="0030049d" officeooo:paragraph-rsid="0030049d"/>
    </style:style>
    <style:style style:name="P44" style:family="paragraph" style:parent-style-name="Text_20_body" style:list-style-name="L4">
      <style:text-properties officeooo:rsid="002b96da" officeooo:paragraph-rsid="002b96da"/>
    </style:style>
    <style:style style:name="P45" style:family="paragraph" style:parent-style-name="Text_20_body" style:list-style-name="L4">
      <style:text-properties officeooo:rsid="002b96da" officeooo:paragraph-rsid="00319f71"/>
    </style:style>
    <style:style style:name="P46" style:family="paragraph" style:parent-style-name="Text_20_body" style:list-style-name="L4">
      <style:text-properties officeooo:rsid="002b96da" officeooo:paragraph-rsid="002d626f"/>
    </style:style>
    <style:style style:name="P47" style:family="paragraph" style:parent-style-name="Text_20_body" style:list-style-name="L4">
      <style:text-properties officeooo:rsid="002b96da" officeooo:paragraph-rsid="002c4146"/>
    </style:style>
    <style:style style:name="P48" style:family="paragraph" style:parent-style-name="Text_20_body" style:list-style-name="L4">
      <style:text-properties officeooo:rsid="003ec97c" officeooo:paragraph-rsid="003ec97c" fo:background-color="#ffff00"/>
    </style:style>
    <style:style style:name="P49" style:family="paragraph" style:parent-style-name="Text_20_body" style:list-style-name="L4">
      <style:text-properties officeooo:rsid="002c4146" officeooo:paragraph-rsid="002c4146"/>
    </style:style>
    <style:style style:name="P50" style:family="paragraph" style:parent-style-name="Text_20_body" style:list-style-name="L1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fo:background-color="transparent"/>
      <style:text-properties officeooo:rsid="000e7133" officeooo:paragraph-rsid="00328dd6" fo:background-color="#ffff66"/>
    </style:style>
    <style:style style:name="P51" style:family="paragraph" style:parent-style-name="Text_20_body" style:list-style-name="L3">
      <style:paragraph-properties fo:margin-top="0cm" fo:margin-bottom="0cm" style:contextual-spacing="false"/>
      <style:text-properties officeooo:rsid="0023f70b" officeooo:paragraph-rsid="0023f70b"/>
    </style:style>
    <style:style style:name="P52" style:family="paragraph" style:parent-style-name="Text_20_body" style:list-style-name="L3">
      <style:paragraph-properties fo:margin-top="0cm" fo:margin-bottom="0cm" style:contextual-spacing="false"/>
      <style:text-properties fo:language="ru" fo:country="RU" officeooo:rsid="0023f70b" officeooo:paragraph-rsid="0023f70b"/>
    </style:style>
    <style:style style:name="P53" style:family="paragraph" style:parent-style-name="Text_20_body" style:list-style-name="L3">
      <style:paragraph-properties fo:margin-top="0cm" fo:margin-bottom="0cm" style:contextual-spacing="false"/>
      <style:text-properties fo:language="ru" fo:country="RU" officeooo:rsid="0012efe0" officeooo:paragraph-rsid="00328dd6"/>
    </style:style>
    <style:style style:name="P54" style:family="paragraph" style:parent-style-name="Text_20_body" style:list-style-name="L3">
      <style:paragraph-properties fo:margin-top="0cm" fo:margin-bottom="0cm" style:contextual-spacing="false"/>
      <style:text-properties fo:language="ru" fo:country="RU" officeooo:rsid="00140bba" officeooo:paragraph-rsid="00328dd6"/>
    </style:style>
    <style:style style:name="P55" style:family="paragraph" style:parent-style-name="Text_20_body" style:list-style-name="L3">
      <style:paragraph-properties fo:margin-top="0cm" fo:margin-bottom="0cm" style:contextual-spacing="false"/>
      <style:text-properties fo:language="ru" fo:country="RU" officeooo:rsid="0044674a" officeooo:paragraph-rsid="0044674a"/>
    </style:style>
    <style:style style:name="P56" style:family="paragraph" style:parent-style-name="Text_20_body">
      <style:paragraph-properties fo:margin-top="0cm" fo:margin-bottom="0cm" style:contextual-spacing="false"/>
      <style:text-properties fo:language="ru" fo:country="RU" officeooo:rsid="0026f133" officeooo:paragraph-rsid="00328dd6"/>
    </style:style>
    <style:style style:name="P57" style:family="paragraph" style:parent-style-name="Text_20_body" style:list-style-name="L3">
      <style:paragraph-properties fo:margin-top="0cm" fo:margin-bottom="0cm" style:contextual-spacing="false"/>
      <style:text-properties officeooo:rsid="0012efe0" officeooo:paragraph-rsid="00328dd6"/>
    </style:style>
    <style:style style:name="P58" style:family="paragraph" style:parent-style-name="Text_20_body" style:list-style-name="L3" style:master-page-name="">
      <style:paragraph-properties style:page-number="auto"/>
      <style:text-properties officeooo:rsid="001fb5d8" officeooo:paragraph-rsid="00328dd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11d23"/>
    </style:style>
    <style:style style:name="T3" style:family="text">
      <style:text-properties fo:language="en" fo:country="US" officeooo:rsid="0022bb43"/>
    </style:style>
    <style:style style:name="T4" style:family="text">
      <style:text-properties fo:language="en" fo:country="US" officeooo:rsid="00257047"/>
    </style:style>
    <style:style style:name="T5" style:family="text">
      <style:text-properties fo:language="en" fo:country="US" officeooo:rsid="002755da"/>
    </style:style>
    <style:style style:name="T6" style:family="text">
      <style:text-properties fo:language="en" fo:country="US" officeooo:rsid="0028c110"/>
    </style:style>
    <style:style style:name="T7" style:family="text">
      <style:text-properties fo:language="en" fo:country="US" officeooo:rsid="002a5fe2"/>
    </style:style>
    <style:style style:name="T8" style:family="text">
      <style:text-properties fo:language="en" fo:country="US" officeooo:rsid="002b96da"/>
    </style:style>
    <style:style style:name="T9" style:family="text">
      <style:text-properties fo:language="en" fo:country="US" officeooo:rsid="002c4146"/>
    </style:style>
    <style:style style:name="T10" style:family="text">
      <style:text-properties fo:language="en" fo:country="US" officeooo:rsid="0030049d"/>
    </style:style>
    <style:style style:name="T11" style:family="text">
      <style:text-properties fo:language="en" fo:country="US" officeooo:rsid="001164a4" fo:background-color="transparent" loext:char-shading-value="0"/>
    </style:style>
    <style:style style:name="T12" style:family="text">
      <style:text-properties fo:language="en" fo:country="US" officeooo:rsid="00140bba"/>
    </style:style>
    <style:style style:name="T13" style:family="text">
      <style:text-properties fo:language="en" fo:country="US" officeooo:rsid="0038aae3"/>
    </style:style>
    <style:style style:name="T14" style:family="text">
      <style:text-properties fo:language="en" fo:country="US" officeooo:rsid="0028b3b5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11d23"/>
    </style:style>
    <style:style style:name="T17" style:family="text">
      <style:text-properties fo:language="ru" fo:country="RU" officeooo:rsid="0022bb43"/>
    </style:style>
    <style:style style:name="T18" style:family="text">
      <style:text-properties fo:language="ru" fo:country="RU" officeooo:rsid="0023f70b"/>
    </style:style>
    <style:style style:name="T19" style:family="text">
      <style:text-properties fo:language="ru" fo:country="RU" officeooo:rsid="00257047"/>
    </style:style>
    <style:style style:name="T20" style:family="text">
      <style:text-properties fo:language="ru" fo:country="RU" officeooo:rsid="0026f133"/>
    </style:style>
    <style:style style:name="T21" style:family="text">
      <style:text-properties fo:language="ru" fo:country="RU" officeooo:rsid="002755da"/>
    </style:style>
    <style:style style:name="T22" style:family="text">
      <style:text-properties fo:language="ru" fo:country="RU" officeooo:rsid="0028b3b5"/>
    </style:style>
    <style:style style:name="T23" style:family="text">
      <style:text-properties fo:language="ru" fo:country="RU" officeooo:rsid="0028c110"/>
    </style:style>
    <style:style style:name="T24" style:family="text">
      <style:text-properties fo:language="ru" fo:country="RU" officeooo:rsid="002b96da"/>
    </style:style>
    <style:style style:name="T25" style:family="text">
      <style:text-properties fo:language="ru" fo:country="RU" officeooo:rsid="002c4146"/>
    </style:style>
    <style:style style:name="T26" style:family="text">
      <style:text-properties fo:language="ru" fo:country="RU" officeooo:rsid="002d626f"/>
    </style:style>
    <style:style style:name="T27" style:family="text">
      <style:text-properties fo:language="ru" fo:country="RU" officeooo:rsid="0030049d"/>
    </style:style>
    <style:style style:name="T28" style:family="text">
      <style:text-properties fo:language="ru" fo:country="RU" officeooo:rsid="000d0a80"/>
    </style:style>
    <style:style style:name="T29" style:family="text">
      <style:text-properties fo:language="ru" fo:country="RU" officeooo:rsid="001164a4" fo:background-color="transparent" loext:char-shading-value="0"/>
    </style:style>
    <style:style style:name="T30" style:family="text">
      <style:text-properties fo:language="ru" fo:country="RU" officeooo:rsid="0011f9e6"/>
    </style:style>
    <style:style style:name="T31" style:family="text">
      <style:text-properties fo:language="ru" fo:country="RU" officeooo:rsid="0012efe0"/>
    </style:style>
    <style:style style:name="T32" style:family="text">
      <style:text-properties fo:language="ru" fo:country="RU" officeooo:rsid="00335553"/>
    </style:style>
    <style:style style:name="T33" style:family="text">
      <style:text-properties fo:language="ru" fo:country="RU" officeooo:rsid="0034da44"/>
    </style:style>
    <style:style style:name="T34" style:family="text">
      <style:text-properties fo:language="ru" fo:country="RU" officeooo:rsid="0038aae3"/>
    </style:style>
    <style:style style:name="T35" style:family="text">
      <style:text-properties fo:language="ru" fo:country="RU" officeooo:rsid="001559b3"/>
    </style:style>
    <style:style style:name="T36" style:family="text">
      <style:text-properties fo:language="ru" fo:country="RU" officeooo:rsid="003c65ee"/>
    </style:style>
    <style:style style:name="T37" style:family="text">
      <style:text-properties fo:language="ru" fo:country="RU" officeooo:rsid="003dd278"/>
    </style:style>
    <style:style style:name="T38" style:family="text">
      <style:text-properties fo:language="ru" fo:country="RU" officeooo:rsid="0044674a"/>
    </style:style>
    <style:style style:name="T39" style:family="text">
      <style:text-properties officeooo:rsid="0019f1cd"/>
    </style:style>
    <style:style style:name="T40" style:family="text">
      <style:text-properties officeooo:rsid="001a585e"/>
    </style:style>
    <style:style style:name="T41" style:family="text">
      <style:text-properties officeooo:rsid="001e1ea3"/>
    </style:style>
    <style:style style:name="T42" style:family="text">
      <style:text-properties officeooo:rsid="00211d23"/>
    </style:style>
    <style:style style:name="T43" style:family="text">
      <style:text-properties officeooo:rsid="00257047"/>
    </style:style>
    <style:style style:name="T44" style:family="text">
      <style:text-properties officeooo:rsid="0028c110"/>
    </style:style>
    <style:style style:name="T45" style:family="text">
      <style:text-properties officeooo:rsid="002a5fe2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10ed5c" fo:background-color="transparent" loext:char-shading-value="0"/>
    </style:style>
    <style:style style:name="T48" style:family="text">
      <style:text-properties officeooo:rsid="001164a4" fo:background-color="transparent" loext:char-shading-value="0"/>
    </style:style>
    <style:style style:name="T49" style:family="text">
      <style:text-properties officeooo:rsid="001164a4"/>
    </style:style>
    <style:style style:name="T50" style:family="text">
      <style:text-properties officeooo:rsid="0011f9e6"/>
    </style:style>
    <style:style style:name="T51" style:family="text">
      <style:text-properties officeooo:rsid="0038aae3"/>
    </style:style>
    <style:style style:name="T52" style:family="text">
      <style:text-properties officeooo:rsid="00392e45"/>
    </style:style>
    <style:style style:name="T53" style:family="text">
      <style:text-properties style:font-name="courier" fo:font-size="10pt" fo:language="en" fo:country="US" officeooo:rsid="003c65ee"/>
    </style:style>
    <style:style style:name="T54" style:family="text">
      <style:text-properties style:font-name="Liberation Serif" fo:font-size="12pt" fo:language="ru" fo:country="RU" officeooo:rsid="003c65ee" style:font-size-asian="12pt" style:font-size-complex="12pt"/>
    </style:style>
    <style:style style:name="T55" style:family="text">
      <style:text-properties officeooo:rsid="00415a01"/>
    </style:style>
    <style:style style:name="T56" style:family="text">
      <style:text-properties officeooo:rsid="0043f25b"/>
    </style:style>
    <style:style style:name="T57" style:family="text">
      <style:text-properties officeooo:rsid="0044674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4470_1538337613"/>Методика оценки полноты покрытия обращений субъектов к объектам<text:bookmark-end text:name="__RefHeading___Toc4470_1538337613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"><text:a xlink:type="simple" xlink:href="#__RefHeading___Toc4472_1538337613" text:style-name="Index_20_Link" text:visited-style-name="Index_20_Link">Введение<text:tab/>1</text:a></text:p>
          <text:p text:style-name="P6"><text:a xlink:type="simple" xlink:href="#__RefHeading___Toc4777_425742559" text:style-name="Index_20_Link" text:visited-style-name="Index_20_Link">Основные принципы<text:tab/>1</text:a></text:p>
          <text:p text:style-name="P6"><text:a xlink:type="simple" xlink:href="#__RefHeading___Toc4474_1538337613" text:style-name="Index_20_Link" text:visited-style-name="Index_20_Link">Типы субъектов и объектов<text:tab/>2</text:a></text:p>
          <text:p text:style-name="P6"><text:a xlink:type="simple" xlink:href="#__RefHeading___Toc4476_1538337613" text:style-name="Index_20_Link" text:visited-style-name="Index_20_Link">Операции и связанные с ними особые ситуации<text:tab/>3</text:a></text:p>
        </text:index-body>
      </text:table-of-content>
      <text:h text:style-name="Heading_20_2" text:outline-level="2"><text:bookmark-start text:name="__RefHeading___Toc4472_1538337613"/>Введение<text:bookmark-end text:name="__RefHeading___Toc4472_1538337613"/></text:h>
      <text:p text:style-name="P4"><text:span text:style-name="T39">Данный документ описывает методику оценки полноты для тестов обращений субъектов к объектам операционной системы (ОС). </text:span><text:span text:style-name="T28">Описываемая методика основана на формальной модели политик безопасности ОС и отображении понятий этой модели в реализацию моделируемой ОС.</text:span><text:span text:style-name="T39"> <text:s/></text:span></text:p>
      <text:h text:style-name="P7" text:outline-level="2"><text:bookmark-start text:name="__RefHeading___Toc4777_425742559"/><text:span text:style-name="T28">О</text:span><text:span text:style-name="T15">сновные принципы</text:span><text:bookmark-end text:name="__RefHeading___Toc4777_425742559"/></text:h>
      <text:p text:style-name="P5">Представленная в данном документе методика оценки полноты тестов определяет критерий полноты тестирования. Этот критерий выделяет два вида ситуаций.</text:p>
      <text:list xml:id="list3944902772" text:style-name="L1">
        <text:list-item>
          <text:p text:style-name="P8">Ситуации, связанные с использованием в качестве аргументов тестируемых операций объектов и субъектов ОС, относящихся к специфическим подтипам.<text:tab/> <text:line-break/>Подтипы объектов и субъектов выделяются на основе их классификации, присутствующей в формальной модели политик безопасности ОС, на основе возможных значений атрибутов и возможных связей с другими сущностями системы, которые могут повлиять на выполнение тестируемых операций с точки зрения формальной модели политик безопасности, а также на основе разнообразных способов реализации этих атрибутов и связей в рамках тестируемой ОС.</text:p>
        </text:list-item>
        <text:list-item>
          <text:p text:style-name="P8">Ситуации, связанные с условиями выполнения самой тестируемой операции, выделяемыми в рамках формальной модели политик безопасности ОС. <text:line-break/>В качестве таких условий рассматриваются все охранные условия, перечисленные в предусловии тестируемой операции в формальной модели политик безопасности. В тестах должны проверяться все ситуации, связанные с нарушением одного из охранных условий и выполнением всех остальных. Если есть несколько способов нарушить охранное условие (если, например, оно сформулировано в виде конъюнкции нескольких простых условий), должны быть проверены ситуации, полученные всеми этими способами. Для некоторых комбинаций нарушений разных охранных условий также должны быть сформированы соответствующие тесты. </text:p>
          <text:p text:style-name="P50"><text:span text:style-name="T47">При формировании условий и комбинаций условий, для проверки которых должны быть построены тесты, наибольший приоритет отдается условиям, связанным с механизмом мандатного управления доступом.</text:span><text:span text:style-name="T46"> </text:span><text:span text:style-name="T48">Условия, связанные с ролевым (в виде учета повышенных полномочий пользователя </text:span><text:span text:style-name="T11">root</text:span><text:span text:style-name="T48">) и дискреционным (в виде учета стандартных для ОС семейства </text:span><text:span text:style-name="T11">Linux </text:span><text:span text:style-name="T29">классов доступа и списков контроля доступа</text:span><text:span text:style-name="T48">) механизмами управлением доступом</text:span><text:span text:style-name="T46"> </text:span><text:span text:style-name="T48">также должны быть проверены.</text:span></text:p>
        </text:list-item>
      </text:list>
      <text:h text:style-name="Heading_20_2" text:outline-level="2"><text:bookmark-start text:name="__RefHeading___Toc4474_1538337613"/><text:soft-page-break/>Типы субъектов и объектов<text:bookmark-end text:name="__RefHeading___Toc4474_1538337613"/></text:h>
      <text:p text:style-name="Text_20_body">В <text:span text:style-name="T40">операциях доступа субъектов к объектам фигурируют сущности следующих типов.</text:span></text:p>
      <text:list xml:id="list3416328440" text:style-name="L2">
        <text:list-item>
          <text:p text:style-name="P9">Субъекты — соответствуют процессам ОС <text:span text:style-name="T56">(task)</text:span>.</text:p>
        </text:list-item>
        <text:list-item>
          <text:p text:style-name="P10">Объекты — представляют собой объекты доступа в ОС. <text:span text:style-name="T49">В</text:span> рамках <text:span text:style-name="T49">формальной </text:span>модели <text:span text:style-name="T49">политик безопасности объекты </text:span>могут являться файлами, сокетами или объектами межпроцессного взаимодействия.</text:p>
        </text:list-item>
        <text:list-item>
          <text:p text:style-name="P10">Пользователи — соответствуют пользователям ОС. <text:span text:style-name="T49">В рамках формальной </text:span>модели <text:span text:style-name="T49">политик безопасности</text:span> любой субъект работает от имени некоторого пользователя <text:span text:style-name="T50">(эффективного пользователя данного процесса)</text:span>, любой файл имеет владельцем некоторого пользователя.</text:p>
        </text:list-item>
        <text:list-item>
          <text:p text:style-name="P11">Группы — группы пользователей ОС. <text:span text:style-name="T50">В рамках формальной модели политик безопасности</text:span> <text:span text:style-name="T41">у каждого пользователя есть первичная группа, к которой он принадлежит, у каждого процесса есть эффективная группа, у каждого файла есть группа-владелец.</text:span></text:p>
        </text:list-item>
        <text:list-item>
          <text:p text:style-name="P12">Метки защиты, которыми могут быть помечены субъекты и объекты. <text:span text:style-name="T50">В рамках формальной модели политик безопасности к</text:span>аждая метка <text:span text:style-name="T57">является непустой строкой</text:span><text:span text:style-name="T43">.</text:span></text:p>
        </text:list-item>
      </text:list>
      <text:p text:style-name="P2">Для того, чтобы обеспечить необходимую полноту тестов, необходимо, чтобы в них были задействованы следующие подтипы сущностей.</text:p>
      <text:list xml:id="list3051432006" text:style-name="L3">
        <text:list-item>
          <text:p text:style-name="P13">Субъекты могут <text:span text:style-name="T55">быть </text:span><text:span text:style-name="T42">обычными и привилегированными.<text:line-break/></text:span><text:span text:style-name="T16">Кроме того, процессы могут работать от имени обычного пользователя или </text:span><text:span text:style-name="T2">root’</text:span><text:span text:style-name="T16">а </text:span><text:span text:style-name="T30">(использование этой классификации позволяет проверить условия, касающиеся управления доступом на основе ролей)</text:span><text:span text:style-name="T2">.</text:span><text:span text:style-name="T42"><text:line-break/>Привилегированный субъект тестируемой ОС — это процесс, имеющий полномочия </text:span><text:span text:style-name="T2">CAP_MAC_OVERRIDE </text:span><text:span text:style-name="T16">или </text:span><text:span text:style-name="T2">CAP_MAC_ADMIN. </text:span><text:span text:style-name="T34">Предполагается</text:span><text:span text:style-name="T16">, что в системе все процессы, запускаемые от имени </text:span><text:span text:style-name="T2">root’</text:span><text:span text:style-name="T16">а, имеют такие полномочия, </text:span><text:span text:style-name="T34">и наоборот, только </text:span><text:span text:style-name="T13">root’</text:span><text:span text:style-name="T34">овые процессы могут их иметь</text:span><text:span text:style-name="T16">, поэтому смешанных категорий процессов не возникает </text:span><text:span text:style-name="T34">(е</text:span><text:span text:style-name="T16">сли </text:span><text:span text:style-name="T34">получится </text:span><text:span text:style-name="T16">добиться для процесса одного из указанных полномочий, не используя полномочия </text:span><text:span text:style-name="T2">root’</text:span><text:span text:style-name="T16">а, это само по себе будет брешью в защите системы.</text:span><text:span text:style-name="T34">)</text:span><text:span text:style-name="T16">.<text:line-break/>При этом имеет смысл рассматривать отдельно процессы с одним из указанных полномочий или с обоими сразу.<text:line-break/></text:span><text:span text:style-name="T17">Кроме того, полезно посмотреть на процессы, получившие пользователя не от родителя, а косвенно — через </text:span><text:span text:style-name="T3">su </text:span><text:span text:style-name="T17">или через </text:span><text:span text:style-name="T3">setuid.<text:line-break/></text:span><text:span text:style-name="T18">В результате важные подтипы процессов следующие.</text:span></text:p>
          <text:list>
            <text:list-item>
              <text:p text:style-name="P51"><text:span text:style-name="T15">Процесс, запущенный от имени </text:span><text:span text:style-name="T1">root;</text:span></text:p>
            </text:list-item>
            <text:list-item>
              <text:p text:style-name="P52">Процесс, запущенный <text:span text:style-name="T1">root’</text:span>ом<text:span text:style-name="T1">, </text:span>но получивший другого эффективного пользователя;</text:p>
            </text:list-item>
            <text:list-item>
              <text:p text:style-name="P52">Процесс, запущенный от имени обычного пользователя;</text:p>
            </text:list-item>
            <text:list-item>
              <text:p text:style-name="P15">Процесс, запущенный обычным пользователем, но получивший <text:span text:style-name="T1">root </text:span>в качестве эффективного пользователя.</text:p>
            </text:list-item>
          </text:list>
        </text:list-item>
        <text:list-item>
          <text:p text:style-name="P33"><text:soft-page-break/><text:span text:style-name="T15">Объекты могут быть файлами, сокетами и объектами межпроцессного взаимодействия </text:span><text:span text:style-name="T5">(</text:span><text:span text:style-name="T21">объектами </text:span><text:span text:style-name="T5">IPC)</text:span><text:span text:style-name="T15">.<text:line-break/>Файлы могут быть директориями и обычными файлами.<text:line-break/>Нужно учитывать, что директория и содержащиеся в ней файлы должны иметь эквивалентные метки защиты (кроме /</text:span><text:span text:style-name="T1">home</text:span><text:span text:style-name="T15">). </text:span><text:span text:style-name="T34">Д</text:span><text:span text:style-name="T19">ля реализации всех ситуаций достаточно у каждого тестового пользователя в его </text:span><text:span text:style-name="T4">home </text:span><text:span text:style-name="T19">иметь структуру директорий глубины 2 (чтобы проверить возможность доступа к файлам в доступной директории, лежащей в недоступной директории).</text:span><text:span text:style-name="T15"><text:line-break/>Объекты межпроцессного взаимодействия стоит разделить на очереди, семафоры и регионы памяти.</text:span></text:p>
        </text:list-item>
        <text:list-item>
          <text:p text:style-name="P14"><text:span text:style-name="T19">Пользователи бывают обычные и </text:span><text:span text:style-name="T4">root. </text:span><text:span text:style-name="T19">Еще одно различие пользователей — прикрепленные к ним метки защиты. Нужно иметь пользователей со всеми возможными метками защиты. Для некоторых меток защиты нужно иметь 2-х пользователей (чтобы проверить доступ к файлам между разными пользователями с одинаковыми метками), также важно иметь пользователя с максимальной меткой, отличного от </text:span><text:span text:style-name="T4">root.</text:span></text:p>
        </text:list-item>
        <text:list-item>
          <text:p text:style-name="P16"><text:span text:style-name="T51">Т</text:span>ребования к группам возник<text:span text:style-name="T51">аю</text:span>т только из <text:span text:style-name="T51">специфических</text:span> ситуаций.</text:p>
        </text:list-item>
        <text:list-item>
          <text:p text:style-name="P58"><text:span text:style-name="T19">Метки защиты могут </text:span><text:span text:style-name="T38">быть обычными и специальными. Обычная метка — это строка длины не более 255 из алфавитных символов. Специальная метка — это строка из одного символа: «*», «^» и «_».</text:span><text:span text:style-name="T19"><text:line-break/></text:span><text:span text:style-name="T30">Для проверки разнообразных комбинаций условий, касающихся меток, </text:span><text:span text:style-name="T19">достаточно иметь </text:span><text:span text:style-name="T38">две обычные метки</text:span><text:span text:style-name="T19"> (чтобы проверять ограничения на равенство).</text:span><text:span text:style-name="T20"><text:line-break/></text:span><text:span text:style-name="T31">При этом, </text:span><text:span text:style-name="T32">по минимуму,</text:span><text:span text:style-name="T31"> важны следующие ситуации соотношения двух меток.</text:span></text:p>
          <text:list>
            <text:list-item>
              <text:p text:style-name="P53">Эквивалентные метки</text:p>
              <text:list>
                <text:list-item>
                  <text:p text:style-name="P57"><text:span text:style-name="T38">Обычные метки</text:span><text:span text:style-name="T1">;</text:span></text:p>
                </text:list-item>
                <text:list-item>
                  <text:p text:style-name="P53"><text:span text:style-name="T57">Специальные метки (всех видов)</text:span><text:span text:style-name="T1">;</text:span></text:p>
                </text:list-item>
              </text:list>
            </text:list-item>
            <text:list-item>
              <text:p text:style-name="P53"><text:span text:style-name="T57">Неэквивалентные метки</text:span></text:p>
              <text:list>
                <text:list-item>
                  <text:p text:style-name="P53"><text:span text:style-name="T57">Две обычные метки (разные);</text:span></text:p>
                </text:list-item>
                <text:list-item>
                  <text:p text:style-name="P55">Две специальные метки (разные);</text:p>
                </text:list-item>
                <text:list-item>
                  <text:p text:style-name="P55">Обычная и специальная метка (все варианты);</text:p>
                </text:list-item>
              </text:list>
            </text:list-item>
          </text:list>
        </text:list-item>
      </text:list>
      <text:p text:style-name="P56"/>
      <text:h text:style-name="Heading_20_2" text:outline-level="2"><text:bookmark-start text:name="__RefHeading___Toc4476_1538337613"/>Операции и связанные с ними особые ситуации<text:bookmark-end text:name="__RefHeading___Toc4476_1538337613"/></text:h>
      <text:p text:style-name="Text_20_body"><text:span text:style-name="T20">В модели выделены следующие о</text:span><text:span text:style-name="T15">перации </text:span><text:span text:style-name="T20">по доступу субъектов к объектам.</text:span></text:p>
      <text:list xml:id="list1162266732" text:style-name="L4">
        <text:list-item>
          <text:p text:style-name="P17">Получение доступа к существующему объекту</text:p>
        </text:list-item>
        <text:list-item>
          <text:p text:style-name="P17">Создание файла или жесткой ссылки</text:p>
        </text:list-item>
        <text:list-item>
          <text:p text:style-name="P17">Удаление файла или жесткой ссылки <text:span text:style-name="T52">(переименование файла рассматривается здесь же)</text:span></text:p>
        </text:list-item>
        <text:list-item>
          <text:p text:style-name="P19">Чтение содержимого директории (получение имен и др. атрибутов файлов без доступа к самим файлам)</text:p>
        </text:list-item>
        <text:list-item>
          <text:p text:style-name="P17"><text:soft-page-break/>Создание сокета</text:p>
        </text:list-item>
        <text:list-item>
          <text:p text:style-name="P17">Удаление сокета</text:p>
        </text:list-item>
        <text:list-item>
          <text:p text:style-name="P35"><text:span text:style-name="T15">Создание объекта </text:span><text:span text:style-name="T1">IPC</text:span></text:p>
        </text:list-item>
        <text:list-item>
          <text:p text:style-name="P17">Удаление объекта <text:span text:style-name="T1">IPC</text:span></text:p>
        </text:list-item>
      </text:list>
      <text:p text:style-name="P3">Для каждой из операций в тестах должны быть проверены следующие ситуации.</text:p>
      <text:list xml:id="list172357221400645" text:continue-numbering="true" text:style-name="L4">
        <text:list-item>
          <text:p text:style-name="P18">Получение доступа к существующему объекту</text:p>
          <text:list>
            <text:list-item>
              <text:p text:style-name="P37"><text:span text:style-name="T15">Для каждого из типов объектов — файлов, сокетов, объектов </text:span><text:span text:style-name="T1">IPC </text:span><text:span text:style-name="T15">—</text:span><text:span text:style-name="T1"> </text:span><text:span text:style-name="T6">п</text:span><text:span text:style-name="T23">роверить</text:span><text:span text:style-name="T15"> все возможные способы передачи объекта процессу.<text:line-break/>Файл можно передать через абсолютный или относительный к контексту процесса путь, </text:span><text:span text:style-name="T22">можно передать дескриптор через сокет, можно передать дескриптор из </text:span><text:span text:style-name="T34">родительского</text:span><text:span text:style-name="T22"> процесса </text:span><text:span text:style-name="T34">при запуске</text:span><text:span text:style-name="T22">.</text:span></text:p>
            </text:list-item>
            <text:list-item>
              <text:p text:style-name="P38"><text:span text:style-name="T15">Нужно проверить все возможные комбинации запрашиваемых видов доступа </text:span><text:span text:style-name="T25">(</text:span><text:span text:style-name="T9">read, write, exec</text:span><text:span text:style-name="T25">) </text:span><text:span text:style-name="T34">с комбинациями типов объектов, меток объекта и процесса и типа пользователя (</text:span><text:span text:style-name="T14">root, </text:span><text:span text:style-name="T22">обычный, обычный работающий как </text:span><text:span text:style-name="T14">root </text:span><text:span text:style-name="T22">и </text:span><text:span text:style-name="T14">root, </text:span><text:span text:style-name="T22">работающий как обычный</text:span><text:span text:style-name="T34">)</text:span><text:span text:style-name="T33">.</text:span></text:p>
            </text:list-item>
            <text:list-item>
              <text:p text:style-name="P34"><text:span text:style-name="T36">Также нужно проверить </text:span><text:span text:style-name="T23">все возможные комбинации </text:span><text:span text:style-name="T25">меток объекта и процесса</text:span><text:span text:style-name="T53">. </text:span></text:p>
            </text:list-item>
            <text:list-item>
              <text:p text:style-name="P41"><text:span text:style-name="T23">Нужно проверить все комбинации следующих условий, </text:span><text:span text:style-name="T35">связанных с механизмом дискреционного управления доступом,</text:span><text:span text:style-name="T23"> </text:span><text:span text:style-name="T24">для файлов и директорий <text:line-break/></text:span><text:span text:style-name="T27">Многие из комбинаций являются недостижимыми — маска </text:span><text:span text:style-name="T10">ACL </text:span><text:span text:style-name="T34">у файла </text:span><text:span text:style-name="T27">всегда есть, если есть хотя бы одна запись в </text:span><text:span text:style-name="T10">ACL </text:span><text:span text:style-name="T27">пользователей или групп, класс доступа для группы хитро связан с маской и записями в </text:span><text:span text:style-name="T10">ACL </text:span><text:span text:style-name="T27">при их наличии.</text:span></text:p>
              <text:list>
                <text:list-item>
                  <text:p text:style-name="P39"><text:span text:style-name="T23">Д</text:span><text:span text:style-name="T15">оступ по владельцу</text:span></text:p>
                  <text:list>
                    <text:list-item>
                      <text:p text:style-name="P42"><text:span text:style-name="T23">Эффективный пользователь процесса </text:span><text:span text:style-name="T24">не </text:span><text:span text:style-name="T23">является владельцем файла</text:span></text:p>
                    </text:list-item>
                    <text:list-item>
                      <text:p text:style-name="P21">Эффективный пользователь процесса является владельцем файла, запрашиваемого вида доступа нет в классе доступа для владельца</text:p>
                    </text:list-item>
                    <text:list-item>
                      <text:p text:style-name="P21">Эффективный пользователь процесса является владельцем файла, запрашиваемый вид доступа есть в классе доступа для владельца</text:p>
                    </text:list-item>
                  </text:list>
                </text:list-item>
                <text:list-item>
                  <text:p text:style-name="P43"><text:span text:style-name="T15">Доступ по маске </text:span><text:span text:style-name="T1">ACL</text:span></text:p>
                  <text:list>
                    <text:list-item>
                      <text:p text:style-name="P25">У файла нет маски <text:span text:style-name="T1">ACL</text:span></text:p>
                    </text:list-item>
                    <text:list-item>
                      <text:p text:style-name="P25">Маска есть, запрашиваемой операции в ней нет</text:p>
                    </text:list-item>
                    <text:list-item>
                      <text:p text:style-name="P25">Маска есть, запрашиваемая операция в ней есть</text:p>
                    </text:list-item>
                  </text:list>
                </text:list-item>
                <text:list-item>
                  <text:p text:style-name="P39"><text:span text:style-name="T15">Доступ по пользователю из </text:span><text:span text:style-name="T1">ACL</text:span></text:p>
                  <text:list>
                    <text:list-item>
                      <text:p text:style-name="P22">У файла нет записей в <text:span text:style-name="T1">ACL </text:span>пользователей</text:p>
                    </text:list-item>
                    <text:list-item>
                      <text:p text:style-name="P23">У файла <text:span text:style-name="T45">есть</text:span> запис<text:span text:style-name="T45">и</text:span> в <text:span text:style-name="T1">ACL </text:span>пользователей, <text:span text:style-name="T45">но э</text:span>ффективный пользователь процесса <text:span text:style-name="T45">там отсутствует</text:span></text:p>
                    </text:list-item>
                    <text:list-item>
                      <text:p text:style-name="P23"><text:soft-page-break/><text:span text:style-name="T45">Э</text:span>ффективный пользователь процесса <text:span text:style-name="T45">есть </text:span>в <text:span text:style-name="T1">ACL </text:span>пользователей <text:span text:style-name="T45">файла</text:span>, <text:span text:style-name="T45">но запрашиваемый вид доступа для него отсутствует</text:span></text:p>
                    </text:list-item>
                    <text:list-item>
                      <text:p text:style-name="P23"><text:span text:style-name="T45">Э</text:span>ффективный пользователь процесса <text:span text:style-name="T45">есть </text:span>в <text:span text:style-name="T1">ACL </text:span>пользователей <text:span text:style-name="T45">файла</text:span>, <text:span text:style-name="T45">запрашиваемый вид доступа для него есть, при этом этот пользователь не должен быть владельцем файла или входить в группу-владельца</text:span></text:p>
                    </text:list-item>
                  </text:list>
                </text:list-item>
                <text:list-item>
                  <text:p text:style-name="P39"><text:span text:style-name="T15">Доступ по группе из </text:span><text:span text:style-name="T1">ACL</text:span></text:p>
                  <text:list>
                    <text:list-item>
                      <text:p text:style-name="P23">У файла нет записей в <text:span text:style-name="T1">ACL </text:span><text:span text:style-name="T7">г</text:span><text:span text:style-name="T45">рупп</text:span></text:p>
                    </text:list-item>
                    <text:list-item>
                      <text:p text:style-name="P23">У файла <text:span text:style-name="T45">есть</text:span> запис<text:span text:style-name="T45">и</text:span> в <text:span text:style-name="T1">ACL </text:span><text:span text:style-name="T7">г</text:span><text:span text:style-name="T45">рупп</text:span>, <text:span text:style-name="T45">но группа процесса и все группы </text:span>пользовател<text:span text:style-name="T45">я</text:span> процесса <text:span text:style-name="T45">там отсутствуют</text:span></text:p>
                    </text:list-item>
                    <text:list-item>
                      <text:p text:style-name="P23"><text:span text:style-name="T45">Группа</text:span> процесса <text:span text:style-name="T45">есть </text:span>в <text:span text:style-name="T1">ACL </text:span><text:span text:style-name="T7">г</text:span><text:span text:style-name="T45">рупп</text:span> <text:span text:style-name="T45">файла</text:span>, <text:span text:style-name="T45">но запрашиваемый вид доступа для нее отсутствует, все группы </text:span>пользовател<text:span text:style-name="T45">я</text:span> процесса <text:span text:style-name="T45">там отсутствуют</text:span></text:p>
                    </text:list-item>
                    <text:list-item>
                      <text:p text:style-name="P23"><text:span text:style-name="T7">Группа процесса есть в ACL групп файла, запрашиваемый вид доступа для </text:span><text:span text:style-name="T45">нее</text:span><text:span text:style-name="T7"> е</text:span><text:span text:style-name="T45">сть</text:span><text:span text:style-name="T7">, все группы пользователя процесса там отсутствуют</text:span></text:p>
                    </text:list-item>
                    <text:list-item>
                      <text:p text:style-name="P23"><text:span text:style-name="T45">Группы</text:span><text:span text:style-name="T7"> процесса н</text:span><text:span text:style-name="T45">ет</text:span><text:span text:style-name="T7"> в ACL групп файла, н</text:span><text:span text:style-name="T45">екоторые</text:span><text:span text:style-name="T7"> </text:span><text:span text:style-name="T45">группы</text:span><text:span text:style-name="T7"> пользователя </text:span><text:span text:style-name="T45">есть </text:span><text:span text:style-name="T7">в ACL групп файла, запрашиваемый вид доступа для </text:span><text:span text:style-name="T45">них</text:span><text:span text:style-name="T7"> отсутствует</text:span></text:p>
                    </text:list-item>
                    <text:list-item>
                      <text:p text:style-name="P23"><text:span text:style-name="T7">Группа процесса есть в ACL групп файла, но запрашиваемый вид доступа для нее отсутствует, н</text:span><text:span text:style-name="T45">екоторые</text:span><text:span text:style-name="T7"> </text:span><text:span text:style-name="T45">группы</text:span><text:span text:style-name="T7"> пользователя </text:span><text:span text:style-name="T45">есть </text:span><text:span text:style-name="T7">в ACL групп файла, запрашиваемый вид доступа для </text:span><text:span text:style-name="T45">них</text:span><text:span text:style-name="T7"> отсутствует</text:span></text:p>
                    </text:list-item>
                    <text:list-item>
                      <text:p text:style-name="P23"><text:span text:style-name="T7">Группа процесса есть в ACL групп файла, запрашиваемый вид доступа для нее е</text:span><text:span text:style-name="T45">сть, она должна отличаться от группы-владельца файла</text:span><text:span text:style-name="T7">, некоторые группы пользователя есть в ACL групп файла, запрашиваемый вид доступа для них отсутствует</text:span></text:p>
                    </text:list-item>
                    <text:list-item>
                      <text:p text:style-name="P23"><text:span text:style-name="T7">Группа процесса есть в ACL групп файла, но запрашиваемый вид доступа для нее отсутствует, некоторые группы пользователя есть в ACL групп файла, запрашиваемый вид доступа для </text:span><text:span text:style-name="T45">некоторых из </text:span><text:span text:style-name="T7">них е</text:span><text:span text:style-name="T45">сть, при этом такие группы должны отличаться от группы-владельца файла</text:span></text:p>
                    </text:list-item>
                    <text:list-item>
                      <text:p text:style-name="P24"><text:span text:style-name="T7">Группа процесса есть в ACL групп файла, запрашиваемый вид доступа для нее е</text:span><text:span text:style-name="T45">сть, она должна отличаться от группы-владельца файла</text:span><text:span text:style-name="T7">, н</text:span><text:span text:style-name="T45">екоторые</text:span><text:span text:style-name="T7"> </text:span><text:span text:style-name="T45">группы</text:span><text:span text:style-name="T7"> пользователя </text:span><text:span text:style-name="T45">есть </text:span><text:span text:style-name="T7">в ACL групп файла, запрашиваемый вид доступа для </text:span><text:span text:style-name="T45">некоторых из них</text:span><text:span text:style-name="T7"> е</text:span><text:span text:style-name="T45">сть, при этом такие группы должны отличаться от группы-владельца файла</text:span></text:p>
                    </text:list-item>
                  </text:list>
                </text:list-item>
                <text:list-item>
                  <text:p text:style-name="P22">Доступ по группе-владельцу</text:p>
                  <text:list>
                    <text:list-item>
                      <text:p text:style-name="P26">Группа-владелец файла не совпадает с группой процесса и не содержит его пользователя</text:p>
                    </text:list-item>
                    <text:list-item>
                      <text:p text:style-name="P44"><text:span text:style-name="T15">Группа-владелец файла совпадает с группой процесса и не содержит его пользователя, </text:span><text:span text:style-name="T23">запрашиваем</text:span><text:span text:style-name="T15">ого</text:span><text:span text:style-name="T23"> вид</text:span><text:span text:style-name="T15">а</text:span><text:span text:style-name="T23"> доступа </text:span><text:span text:style-name="T15">нет</text:span><text:span text:style-name="T23"> в классе доступа для </text:span><text:span text:style-name="T15">группы</text:span></text:p>
                    </text:list-item>
                    <text:list-item>
                      <text:p text:style-name="P44"><text:soft-page-break/><text:span text:style-name="T15">Группа-владелец файла не совпадает с группой процесса и содержит его пользователя, </text:span><text:span text:style-name="T23">запрашиваем</text:span><text:span text:style-name="T15">ого</text:span><text:span text:style-name="T23"> вид</text:span><text:span text:style-name="T15">а</text:span><text:span text:style-name="T23"> доступа </text:span><text:span text:style-name="T15">нет</text:span><text:span text:style-name="T23"> в классе доступа для </text:span><text:span text:style-name="T15">группы</text:span></text:p>
                    </text:list-item>
                    <text:list-item>
                      <text:p text:style-name="P44"><text:span text:style-name="T15">Группа-владелец файла совпадает с группой процесса и содержит его пользователя, </text:span><text:span text:style-name="T23">запрашиваем</text:span><text:span text:style-name="T15">ого</text:span><text:span text:style-name="T23"> вид</text:span><text:span text:style-name="T15">а</text:span><text:span text:style-name="T23"> доступа </text:span><text:span text:style-name="T15">нет</text:span><text:span text:style-name="T23"> в классе доступа для </text:span><text:span text:style-name="T15">группы</text:span></text:p>
                    </text:list-item>
                    <text:list-item>
                      <text:p text:style-name="P44"><text:span text:style-name="T15">Группа-владелец файла совпадает с группой процесса и не содержит его пользователя, </text:span><text:span text:style-name="T23">запрашиваем</text:span><text:span text:style-name="T15">ый</text:span><text:span text:style-name="T23"> вид доступа </text:span><text:span text:style-name="T15">есть</text:span><text:span text:style-name="T23"> в классе доступа для </text:span><text:span text:style-name="T15">группы</text:span></text:p>
                    </text:list-item>
                    <text:list-item>
                      <text:p text:style-name="P44"><text:span text:style-name="T15">Группа-владелец файла не совпадает с группой процесса и содержит его пользователя, </text:span><text:span text:style-name="T23">запрашиваем</text:span><text:span text:style-name="T15">ый</text:span><text:span text:style-name="T23"> вид доступа </text:span><text:span text:style-name="T15">есть </text:span><text:span text:style-name="T23">в классе доступа для </text:span><text:span text:style-name="T15">группы</text:span></text:p>
                    </text:list-item>
                    <text:list-item>
                      <text:p text:style-name="P44"><text:span text:style-name="T15">Группа-владелец файла совпадает с группой процесса и содержит его пользователя, </text:span><text:span text:style-name="T23">запрашиваем</text:span><text:span text:style-name="T15">ый</text:span><text:span text:style-name="T23"> вид доступа </text:span><text:span text:style-name="T15">есть</text:span><text:span text:style-name="T23"> в классе доступа для </text:span><text:span text:style-name="T15">группы</text:span></text:p>
                    </text:list-item>
                  </text:list>
                </text:list-item>
                <text:list-item>
                  <text:p text:style-name="P26">Доступ через всех</text:p>
                  <text:list>
                    <text:list-item>
                      <text:p text:style-name="P40"><text:span text:style-name="T24">Запрашиваемый вид доступа отсутствует</text:span><text:span text:style-name="T1"> </text:span><text:span text:style-name="T24">в классе доступа для других</text:span></text:p>
                    </text:list-item>
                    <text:list-item>
                      <text:p text:style-name="P40"><text:span text:style-name="T24">Запрашиваемый вид доступа есть</text:span><text:span text:style-name="T8"> </text:span><text:span text:style-name="T24">в классе доступа для других</text:span></text:p>
                    </text:list-item>
                  </text:list>
                </text:list-item>
                <text:list-item>
                  <text:p text:style-name="P45"><text:span text:style-name="T15">Наличие и отсутствие доступа на исполнение к содержащей директории, </text:span><text:span text:style-name="T37">н</text:span><text:span text:style-name="T15">аличие и отсутствие доступа на исполнение к директории, содержащей содержащую</text:span></text:p>
                </text:list-item>
              </text:list>
            </text:list-item>
            <text:list-item>
              <text:p text:style-name="P28">Отдельно надо проверить работу подсистемы обеспечения целостности. Для этого нужно применить операции доступа на чтение, модификацию и запуск к набору файлов, в котором имеются файлы следующих видов</text:p>
              <text:list>
                <text:list-item>
                  <text:p text:style-name="P28">не контролируемые подсистемой обеспечения целостности;</text:p>
                </text:list-item>
                <text:list-item>
                  <text:p text:style-name="P48"><text:span text:style-name="T15">корректные контролируемые подсистемой обеспечения целостности (с сохраненным корректным хэш-кодом), но изменяемые (без атрибута </text:span><text:span text:style-name="T1">immutable</text:span><text:span text:style-name="T15">)</text:span><text:span text:style-name="T1">;</text:span></text:p>
                </text:list-item>
                <text:list-item>
                  <text:p text:style-name="P48"><text:span text:style-name="T15">некорректные контролируемые подсистемой обеспечения целостности (с сохраненным некорректным хэш-кодом), но изменяемые (без атрибута </text:span><text:span text:style-name="T1">immutable</text:span><text:span text:style-name="T15">)</text:span><text:span text:style-name="T1">;</text:span></text:p>
                </text:list-item>
                <text:list-item>
                  <text:p text:style-name="P48"><text:span text:style-name="T15">корректные контролируемые подсистемой обеспечения целостности (с сохраненным корректным хэш-кодом), неизменяемые (с установленным атрибутом </text:span><text:span text:style-name="T1">immutable</text:span><text:span text:style-name="T15">)</text:span><text:span text:style-name="T1">;</text:span></text:p>
                </text:list-item>
                <text:list-item>
                  <text:p text:style-name="P48"><text:span text:style-name="T15">некорректные контролируемые подсистемой обеспечения целостности (с сохраненным некорректным хэш-кодом), неизменяемые (с установленным атрибутом </text:span><text:span text:style-name="T1">immutable</text:span><text:span text:style-name="T15">)</text:span><text:span text:style-name="T1">.</text:span></text:p>
                </text:list-item>
              </text:list>
            </text:list-item>
          </text:list>
        </text:list-item>
        <text:list-item>
          <text:p text:style-name="P18"><text:soft-page-break/>Создание файла или жесткой ссылки</text:p>
          <text:list>
            <text:list-item>
              <text:p text:style-name="P26">Надо проверить комбинации следующих условий</text:p>
              <text:list>
                <text:list-item>
                  <text:p text:style-name="P26">Тип создаваемого объекта — обычный файл, ссылка, директория</text:p>
                </text:list-item>
                <text:list-item>
                  <text:p text:style-name="P43"><text:span text:style-name="T15">Метка и тип создающего процесса (</text:span><text:span text:style-name="T1">root, generic, root-as-generic, generic-as root</text:span><text:span text:style-name="T15">)</text:span></text:p>
                </text:list-item>
                <text:list-item>
                  <text:p text:style-name="P46"><text:span text:style-name="T15">Наличие и отсутствие доступа на исполнение </text:span><text:span text:style-name="T25">и запись </text:span><text:span text:style-name="T15">к содержащей директории </text:span><text:span text:style-name="T26">(всех комбинаций), </text:span><text:span text:style-name="T37">н</text:span><text:span text:style-name="T15">аличие и отсутствие доступа на исполнение к директории, содержащей содержащую</text:span></text:p>
                </text:list-item>
                <text:list-item>
                  <text:p text:style-name="P49"><text:span text:style-name="T15">Наличие и отсутствие флага </text:span><text:span text:style-name="T1">setgid </text:span><text:span text:style-name="T15">на содержащей директории</text:span></text:p>
                </text:list-item>
              </text:list>
            </text:list-item>
          </text:list>
        </text:list-item>
        <text:list-item>
          <text:p text:style-name="P36"><text:span text:style-name="T15">Удаление файла или жесткой ссылки<text:line-break/></text:span><text:span text:style-name="T25">Переименование считается частным случаем этой операции </text:span></text:p>
          <text:list>
            <text:list-item>
              <text:p text:style-name="P27">Надо проверить комбинации следующих условий</text:p>
              <text:list>
                <text:list-item>
                  <text:p text:style-name="P47"><text:span text:style-name="T15">Тип </text:span><text:span text:style-name="T25">удаляемого</text:span><text:span text:style-name="T15"> объекта — обычный файл, ссылка, директория</text:span></text:p>
                </text:list-item>
                <text:list-item>
                  <text:p text:style-name="P43"><text:span text:style-name="T15">Все комбинации меток процесса и файла, а также типа процесса (</text:span><text:span text:style-name="T1">root, generic, root-as-generic, generic-as root</text:span><text:span text:style-name="T15">)</text:span></text:p>
                </text:list-item>
                <text:list-item>
                  <text:p text:style-name="P47"><text:span text:style-name="T15">Наличие и отсутствие доступа на исполнение </text:span><text:span text:style-name="T25">и запись </text:span><text:span text:style-name="T15">к содержащей директории </text:span><text:span text:style-name="T26">(всех комбинаций), </text:span><text:span text:style-name="T37">н</text:span><text:span text:style-name="T15">аличие и отсутствие доступа на исполнение к директории, содержащей содержащую</text:span></text:p>
                </text:list-item>
                <text:list-item>
                  <text:p text:style-name="P49"><text:span text:style-name="T15">Наличие и отсутствие флага s</text:span><text:span text:style-name="T1">ticky bit </text:span><text:span text:style-name="T15">на содержащей директории</text:span></text:p>
                </text:list-item>
                <text:list-item>
                  <text:p text:style-name="P29">Для переименования — наличие или отсутствие нового имени в содержащей директории</text:p>
                </text:list-item>
              </text:list>
            </text:list-item>
          </text:list>
        </text:list-item>
        <text:list-item>
          <text:p text:style-name="P20">Чтение содержимого директории</text:p>
          <text:list>
            <text:list-item>
              <text:p text:style-name="P30">Для обычной директории (содержимое имеет те же метки, что и сама директория) надо проверить все комбинации меток читающего процесса и самой директории.</text:p>
            </text:list-item>
            <text:list-item>
              <text:p text:style-name="P30">Для многоуровневой директории (содержимое может иметь различные метки) надо проверить работу процессов со всеми возможными метками с содержимым, где также представлены файлы со всеми возможными метками.</text:p>
            </text:list-item>
          </text:list>
        </text:list-item>
        <text:list-item>
          <text:p text:style-name="P18">Создание сокета</text:p>
          <text:list>
            <text:list-item>
              <text:p text:style-name="P31"><text:span text:style-name="T1">C</text:span><text:span text:style-name="T15">оздание </text:span>сокета процессами<text:span text:style-name="T15"> со всеми возможными метками, при создании нужно </text:span><text:span text:style-name="T6">п</text:span><text:span text:style-name="T44">роверить</text:span><text:span text:style-name="T15"> все возможные маски (комбинации </text:span><text:span text:style-name="T1">read, write </text:span><text:span text:style-name="T15">и м.б. еще чего-то) для создаваемых </text:span>сокетов</text:p>
            </text:list-item>
          </text:list>
        </text:list-item>
        <text:list-item>
          <text:p text:style-name="P18">Удаление сокета</text:p>
          <text:list>
            <text:list-item>
              <text:p text:style-name="P32">Удаление сокета создавшим его процессом или другим, со всеми возможными метками этого у другого процесса</text:p>
            </text:list-item>
            <text:list-item>
              <text:p text:style-name="P31"><text:span text:style-name="T44">Проверить</text:span> разные возможные способы передачи сокета процессу</text:p>
            </text:list-item>
          </text:list>
        </text:list-item>
        <text:list-item>
          <text:p text:style-name="P36"><text:span text:style-name="T15">Создание объекта </text:span><text:span text:style-name="T1">IPC</text:span></text:p>
          <text:list>
            <text:list-item>
              <text:p text:style-name="P31"><text:soft-page-break/><text:span text:style-name="T1">C</text:span>оздание всех типов объектов <text:span text:style-name="T1">IPC </text:span>процессами со всеми возможными метками, при создании нужно <text:span text:style-name="T6">п</text:span><text:span text:style-name="T44">роверить</text:span> все возможные маски (комбинации <text:span text:style-name="T1">read, write </text:span>и м.б. еще чего-то) для создаваемых объектов</text:p>
            </text:list-item>
          </text:list>
        </text:list-item>
        <text:list-item>
          <text:p text:style-name="P18">Удаление объекта <text:span text:style-name="T1">IPC</text:span></text:p>
          <text:list>
            <text:list-item>
              <text:p text:style-name="P32">Удаление объекта создавшим его процессом или другим, со всеми возможными метками этого у другого процесса</text:p>
            </text:list-item>
            <text:list-item>
              <text:p text:style-name="P31"><text:span text:style-name="T44">Проверить</text:span> разные возможные способы передачи объекта процессу</text:p>
            </text:list-item>
          </text:list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" svg:font-family="courier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2T12:22:29.168000000</meta:creation-date>
    <dc:date>2026-02-11T17:23:56.821080141</dc:date>
    <meta:editing-duration>P2DT3H42M6S</meta:editing-duration>
    <meta:editing-cycles>17</meta:editing-cycles>
    <meta:generator>LibreOffice/7.0.4.2$Linux_X86_64 LibreOffice_project/00$Build-2</meta:generator>
    <meta:document-statistic meta:table-count="0" meta:image-count="0" meta:object-count="0" meta:page-count="8" meta:paragraph-count="120" meta:word-count="2044" meta:character-count="14672" meta:non-whitespace-character-count="12828"/>
  </office:meta>
</office:document-meta>
</file>